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="Rounded_20_short_20_Arrow" draw:marker-end-width="0.279cm" draw:fill="none" draw:textarea-horizontal-align="justify" draw:textarea-vertical-align="middle" draw:auto-grow-height="false" fo:min-height="0.893cm" fo:min-width="3.691cm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svg:stroke-color="#000000" draw:marker-start="Diamond_20_unfilled" draw:marker-start-width="0.381cm" draw:marker-end="Rounded_20_short_20_Arrow" draw:marker-end-width="0.379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000000" draw:marker-start-width="0.279cm" draw:marker-end="Rounded_20_short_20_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svg:stroke-color="#000000" draw:marker-start="" draw:marker-start-width="0.379cm" draw:marker-end="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  <style:text-properties fo:font-size="14pt"/>
    </style:style>
    <style:style style:name="P2" style:family="paragraph">
      <loext:graphic-properties draw:fill="none"/>
      <style:paragraph-properties fo:text-align="center"/>
      <style:text-properties fo:font-size="14pt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4.191cm" svg:height="1.143cm" svg:x="7.241cm" svg:y="1.646cm">
          <text:p text:style-name="P1">RepoProvider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.191cm" svg:height="1.143cm" svg:x="7.241cm" svg:y="3.346cm">
          <text:p text:style-name="P1">Rule/Metric</text:p>
          <text:p text:style-name="P1">Provider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4.191cm" svg:height="1.143cm" svg:x="14.541cm" svg:y="3.346cm">
          <text:p text:style-name="P1">Collector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.191cm" svg:height="1.143cm" svg:x="14.541cm" svg:y="1.646cm">
          <text:p text:style-name="P1">Command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4.191cm" svg:height="1.143cm" svg:x="10.941cm" svg:y="6.546cm">
          <draw:glue-point draw:id="4" svg:x="-1.138cm" svg:y="-5.013cm" draw:escape-direction="up"/>
          <draw:glue-point draw:id="5" svg:x="-2.956cm" svg:y="-5.013cm" draw:escape-direction="up"/>
          <draw:glue-point draw:id="6" svg:x="0.983cm" svg:y="-5.013cm" draw:escape-direction="up"/>
          <draw:glue-point draw:id="7" svg:x="3.104cm" svg:y="-5.013cm" draw:escape-direction="up"/>
          <draw:glue-point draw:id="8" svg:x="-2.653cm" svg:y="5.004cm" draw:escape-direction="down"/>
          <draw:glue-point draw:id="9" svg:x="2.498cm" svg:y="5.004cm" draw:escape-direction="down"/>
          <text:p text:style-name="P1">Tool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1.798cm" svg:y1="6.546cm" svg:x2="9.336cm" svg:y2="4.489cm" draw:start-shape="id1" draw:start-glue-point="5" draw:end-shape="id2" draw:end-glue-point="2" svg:d="M11798 6546v-1029h-2462v-1028" svg:viewBox="0 0 2463 2058">
          <text:p/>
        </draw:connector>
        <draw:connector draw:style-name="gr2" draw:text-style-name="P3" draw:layer="layout" svg:x1="12.56cm" svg:y1="6.546cm" svg:x2="11.432cm" svg:y2="2.217cm" draw:start-shape="id1" draw:start-glue-point="4" draw:end-shape="id3" draw:end-glue-point="1" svg:d="M12560 6546v-4329h-1128" svg:viewBox="0 0 1129 4330">
          <text:p/>
        </draw:connector>
        <draw:connector draw:style-name="gr2" draw:text-style-name="P3" draw:layer="layout" svg:x1="13.447cm" svg:y1="6.546cm" svg:x2="14.541cm" svg:y2="2.217cm" draw:start-shape="id1" draw:start-glue-point="6" draw:end-shape="id4" draw:end-glue-point="3" svg:d="M13447 6546v-4329h1094" svg:viewBox="0 0 1095 4330">
          <text:p/>
        </draw:connector>
        <draw:connector draw:style-name="gr2" draw:text-style-name="P3" draw:layer="layout" svg:x1="14.336cm" svg:y1="6.546cm" svg:x2="16.636cm" svg:y2="4.489cm" draw:start-shape="id1" draw:start-glue-point="7" draw:end-shape="id5" svg:d="M14336 6546v-1029h2300v-1028" svg:viewBox="0 0 2301 2058">
          <text:p/>
        </draw:connector>
        <draw:custom-shape draw:style-name="gr1" draw:text-style-name="P2" xml:id="id7" draw:id="id7" draw:layer="layout" svg:width="4.191cm" svg:height="1.143cm" svg:x="13.641cm" svg:y="9.646cm">
          <draw:glue-point draw:id="4" svg:x="-1.138cm" svg:y="-5.013cm" draw:escape-direction="up"/>
          <draw:glue-point draw:id="5" svg:x="-2.956cm" svg:y="-5.013cm" draw:escape-direction="up"/>
          <draw:glue-point draw:id="6" svg:x="0.983cm" svg:y="-5.013cm" draw:escape-direction="up"/>
          <draw:glue-point draw:id="7" svg:x="3.104cm" svg:y="-5.013cm" draw:escape-direction="up"/>
          <draw:glue-point draw:id="8" svg:x="-2.429cm" svg:y="5.004cm" draw:escape-direction="down"/>
          <draw:glue-point draw:id="9" svg:x="2.419cm" svg:y="5.004cm" draw:escape-direction="down"/>
          <text:p text:style-name="P1">Measure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4.191cm" svg:height="1.143cm" svg:x="8.241cm" svg:y="9.646cm">
          <draw:glue-point draw:id="4" svg:x="-1.138cm" svg:y="-5.013cm" draw:escape-direction="up"/>
          <draw:glue-point draw:id="5" svg:x="-2.956cm" svg:y="-5.013cm" draw:escape-direction="up"/>
          <draw:glue-point draw:id="6" svg:x="0.983cm" svg:y="-5.013cm" draw:escape-direction="up"/>
          <draw:glue-point draw:id="7" svg:x="3.104cm" svg:y="-5.013cm" draw:escape-direction="up"/>
          <draw:glue-point draw:id="8" svg:x="-2.574cm" svg:y="5.004cm" draw:escape-direction="down"/>
          <draw:glue-point draw:id="9" svg:x="2.576cm" svg:y="5.004cm" draw:escape-direction="down"/>
          <text:p text:style-name="P1">Finding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1.925cm" svg:y1="7.688cm" svg:x2="10.336cm" svg:y2="9.646cm" draw:start-shape="id1" draw:start-glue-point="8" draw:end-shape="id6" draw:end-glue-point="0" svg:d="M11925 7688v979h-1589v979" svg:viewBox="0 0 1590 1959">
          <text:p/>
        </draw:connector>
        <draw:connector draw:style-name="gr3" draw:text-style-name="P3" draw:layer="layout" svg:x1="14.082cm" svg:y1="7.688cm" svg:x2="15.736cm" svg:y2="9.646cm" draw:start-shape="id1" draw:start-glue-point="9" draw:end-shape="id7" draw:end-glue-point="0" svg:d="M14082 7688v979h1654v979" svg:viewBox="0 0 1655 1959">
          <text:p/>
        </draw:connector>
        <draw:custom-shape draw:style-name="gr1" draw:text-style-name="P2" xml:id="id8" draw:id="id8" draw:layer="layout" svg:width="4.191cm" svg:height="1.143cm" svg:x="10.941cm" svg:y="12.546cm">
          <draw:glue-point draw:id="4" svg:x="-1.138cm" svg:y="-5.013cm" draw:escape-direction="up"/>
          <draw:glue-point draw:id="5" svg:x="-2.956cm" svg:y="-5.013cm" draw:escape-direction="up"/>
          <draw:glue-point draw:id="6" svg:x="0.983cm" svg:y="-5.013cm" draw:escape-direction="up"/>
          <draw:glue-point draw:id="7" svg:x="3.104cm" svg:y="-5.013cm" draw:escape-direction="up"/>
          <text:p text:style-name="P1">Artifact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1.415cm" svg:y1="10.788cm" svg:x2="11.798cm" svg:y2="12.546cm" draw:start-shape="id6" draw:start-glue-point="9" draw:end-shape="id8" draw:end-glue-point="5" svg:d="M11415 10788v879h383v879" svg:viewBox="0 0 384 1759">
          <text:p/>
        </draw:connector>
        <draw:connector draw:style-name="gr3" draw:text-style-name="P3" draw:layer="layout" svg:x1="14.719cm" svg:y1="10.788cm" svg:x2="14.336cm" svg:y2="12.546cm" draw:start-shape="id7" draw:start-glue-point="8" draw:end-shape="id8" draw:end-glue-point="7" svg:d="M14719 10788v879h-383v879" svg:viewBox="0 0 384 1759">
          <text:p/>
        </draw:connector>
        <draw:connector draw:style-name="gr3" draw:text-style-name="P3" draw:layer="layout" svg:x1="13.036cm" svg:y1="7.689cm" svg:x2="13.036cm" svg:y2="12.546cm" draw:start-shape="id1" draw:start-glue-point="2" draw:end-shape="id8" draw:end-glue-point="0" svg:d="M13036 7689v4857" svg:viewBox="0 0 1 4858">
          <text:p/>
        </draw:connector>
        <draw:custom-shape draw:style-name="gr1" draw:text-style-name="P2" xml:id="id9" draw:id="id9" draw:layer="layout" svg:width="4.191cm" svg:height="1.143cm" svg:x="10.941cm" svg:y="15.246cm">
          <draw:glue-point draw:id="4" svg:x="-1.138cm" svg:y="-5.013cm" draw:escape-direction="up"/>
          <draw:glue-point draw:id="5" svg:x="-2.956cm" svg:y="-5.013cm" draw:escape-direction="up"/>
          <draw:glue-point draw:id="6" svg:x="0.983cm" svg:y="-5.013cm" draw:escape-direction="up"/>
          <draw:glue-point draw:id="7" svg:x="3.104cm" svg:y="-5.013cm" draw:escape-direction="up"/>
          <text:p text:style-name="P1">Project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3.036cm" svg:y1="15.246cm" svg:x2="13.036cm" svg:y2="13.689cm" draw:start-shape="id9" draw:start-glue-point="0" draw:end-shape="id8" draw:end-glue-point="2" svg:d="M13036 15246v-1557" svg:viewBox="0 0 1 1558">
          <text:p/>
        </draw:connector>
        <draw:connector draw:style-name="gr4" draw:text-style-name="P3" draw:layer="layout" draw:line-skew="1.329cm" svg:x1="14.336cm" svg:y1="15.246cm" svg:x2="15.736cm" svg:y2="10.789cm" draw:start-shape="id9" draw:start-glue-point="7" draw:end-shape="id7" svg:d="M14336 15246v-900h1400v-3557" svg:viewBox="0 0 1401 4458">
          <text:p/>
        </draw:connector>
        <draw:connector draw:style-name="gr4" draw:text-style-name="P3" draw:layer="layout" draw:line-skew="1.329cm" svg:x1="11.798cm" svg:y1="15.246cm" svg:x2="10.336cm" svg:y2="10.789cm" draw:start-shape="id9" draw:start-glue-point="5" draw:end-shape="id6" svg:d="M11798 15246v-900h-1462v-3557" svg:viewBox="0 0 1463 4458">
          <text:p/>
        </draw:connector>
        <draw:custom-shape draw:style-name="gr1" draw:text-style-name="P2" xml:id="id13" draw:id="id13" draw:layer="layout" svg:width="4.191cm" svg:height="1.143cm" svg:x="19.441cm" svg:y="9.646cm">
          <draw:glue-point draw:id="4" svg:x="-1.138cm" svg:y="-5.013cm" draw:escape-direction="up"/>
          <draw:glue-point draw:id="5" svg:x="-2.956cm" svg:y="-5.013cm" draw:escape-direction="up"/>
          <draw:glue-point draw:id="6" svg:x="0.983cm" svg:y="-5.013cm" draw:escape-direction="up"/>
          <draw:glue-point draw:id="7" svg:x="3.104cm" svg:y="-5.013cm" draw:escape-direction="up"/>
          <draw:glue-point draw:id="8" svg:x="-2.429cm" svg:y="5.004cm" draw:escape-direction="down"/>
          <draw:glue-point draw:id="9" svg:x="2.419cm" svg:y="5.004cm" draw:escape-direction="down"/>
          <text:p text:style-name="P1">Metric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4.191cm" svg:height="1.143cm" svg:x="2.241cm" svg:y="9.646cm">
          <draw:glue-point draw:id="4" svg:x="-1.138cm" svg:y="-5.013cm" draw:escape-direction="up"/>
          <draw:glue-point draw:id="5" svg:x="-2.956cm" svg:y="-5.013cm" draw:escape-direction="up"/>
          <draw:glue-point draw:id="6" svg:x="0.983cm" svg:y="-5.013cm" draw:escape-direction="up"/>
          <draw:glue-point draw:id="7" svg:x="3.104cm" svg:y="-5.013cm" draw:escape-direction="up"/>
          <draw:glue-point draw:id="8" svg:x="-2.574cm" svg:y="5.004cm" draw:escape-direction="down"/>
          <draw:glue-point draw:id="9" svg:x="2.576cm" svg:y="5.004cm" draw:escape-direction="down"/>
          <text:p text:style-name="P1">Rule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4.191cm" svg:height="1.143cm" svg:x="19.441cm" svg:y="6.546cm">
          <draw:glue-point draw:id="4" svg:x="-1.138cm" svg:y="-5.013cm" draw:escape-direction="up"/>
          <draw:glue-point draw:id="5" svg:x="-2.956cm" svg:y="-5.013cm" draw:escape-direction="up"/>
          <draw:glue-point draw:id="6" svg:x="0.983cm" svg:y="-5.013cm" draw:escape-direction="up"/>
          <draw:glue-point draw:id="7" svg:x="3.104cm" svg:y="-5.013cm" draw:escape-direction="up"/>
          <draw:glue-point draw:id="8" svg:x="-2.653cm" svg:y="5.004cm" draw:escape-direction="down"/>
          <draw:glue-point draw:id="9" svg:x="2.498cm" svg:y="5.004cm" draw:escape-direction="down"/>
          <text:p text:style-name="P1">MetricRepo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4.191cm" svg:height="1.143cm" svg:x="2.241cm" svg:y="6.546cm">
          <draw:glue-point draw:id="4" svg:x="-1.138cm" svg:y="-5.013cm" draw:escape-direction="up"/>
          <draw:glue-point draw:id="5" svg:x="-2.956cm" svg:y="-5.013cm" draw:escape-direction="up"/>
          <draw:glue-point draw:id="6" svg:x="0.983cm" svg:y="-5.013cm" draw:escape-direction="up"/>
          <draw:glue-point draw:id="7" svg:x="3.104cm" svg:y="-5.013cm" draw:escape-direction="up"/>
          <draw:glue-point draw:id="8" svg:x="-2.653cm" svg:y="5.004cm" draw:escape-direction="down"/>
          <draw:glue-point draw:id="9" svg:x="2.498cm" svg:y="5.004cm" draw:escape-direction="down"/>
          <text:p text:style-name="P1">RuleRepo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4.336cm" svg:y1="7.689cm" svg:x2="4.336cm" svg:y2="9.646cm" draw:start-shape="id10" draw:start-glue-point="2" draw:end-shape="id11" draw:end-glue-point="0" svg:d="M4336 7689v1957" svg:viewBox="0 0 1 1958">
          <text:p/>
        </draw:connector>
        <draw:connector draw:style-name="gr2" draw:text-style-name="P3" draw:layer="layout" svg:x1="21.536cm" svg:y1="7.689cm" svg:x2="21.536cm" svg:y2="9.646cm" draw:start-shape="id12" draw:start-glue-point="2" draw:end-shape="id13" draw:end-glue-point="0" svg:d="M21536 7689v1957" svg:viewBox="0 0 1 1958">
          <text:p/>
        </draw:connector>
        <draw:connector draw:style-name="gr3" draw:text-style-name="P3" draw:layer="layout" svg:x1="10.941cm" svg:y1="7.117cm" svg:x2="6.432cm" svg:y2="7.117cm" draw:start-shape="id1" draw:start-glue-point="3" draw:end-shape="id10" draw:end-glue-point="1" svg:d="M10941 7117h-4509" svg:viewBox="0 0 4510 1">
          <text:p/>
        </draw:connector>
        <draw:connector draw:style-name="gr3" draw:text-style-name="P3" draw:layer="layout" svg:x1="15.132cm" svg:y1="7.117cm" svg:x2="19.441cm" svg:y2="7.117cm" draw:start-shape="id1" draw:start-glue-point="1" draw:end-shape="id12" draw:end-glue-point="3" svg:d="M15132 7117h4309" svg:viewBox="0 0 4310 1">
          <text:p/>
        </draw:connector>
        <draw:connector draw:style-name="gr3" draw:text-style-name="P3" draw:layer="layout" svg:x1="8.241cm" svg:y1="10.217cm" svg:x2="6.432cm" svg:y2="10.217cm" draw:start-shape="id6" draw:start-glue-point="3" draw:end-shape="id11" draw:end-glue-point="1" svg:d="M8241 10217h-1809" svg:viewBox="0 0 1810 1">
          <text:p/>
        </draw:connector>
        <draw:connector draw:style-name="gr3" draw:text-style-name="P3" draw:layer="layout" svg:x1="17.832cm" svg:y1="10.217cm" svg:x2="19.441cm" svg:y2="10.217cm" draw:start-shape="id7" draw:start-glue-point="1" draw:end-shape="id13" draw:end-glue-point="3" svg:d="M17832 10217h1609" svg:viewBox="0 0 1610 1">
          <text:p/>
        </draw:connector>
        <draw:custom-shape draw:style-name="gr1" draw:text-style-name="P2" xml:id="id14" draw:id="id14" draw:layer="layout" svg:width="4.191cm" svg:height="1.143cm" svg:x="25.141cm" svg:y="9.646cm">
          <draw:glue-point draw:id="4" svg:x="-1.138cm" svg:y="-5.013cm" draw:escape-direction="up"/>
          <draw:glue-point draw:id="5" svg:x="-2.956cm" svg:y="-5.013cm" draw:escape-direction="up"/>
          <draw:glue-point draw:id="6" svg:x="0.983cm" svg:y="-5.013cm" draw:escape-direction="up"/>
          <draw:glue-point draw:id="7" svg:x="3.104cm" svg:y="-5.013cm" draw:escape-direction="up"/>
          <draw:glue-point draw:id="8" svg:x="-2.429cm" svg:y="5.004cm" draw:escape-direction="down"/>
          <draw:glue-point draw:id="9" svg:x="2.419cm" svg:y="5.004cm" draw:escape-direction="down"/>
          <text:p text:style-name="P1">WorkFlow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4.191cm" svg:height="1.143cm" svg:x="25.141cm" svg:y="6.546cm">
          <draw:glue-point draw:id="4" svg:x="-1.138cm" svg:y="-5.013cm" draw:escape-direction="up"/>
          <draw:glue-point draw:id="5" svg:x="-2.956cm" svg:y="-5.013cm" draw:escape-direction="up"/>
          <draw:glue-point draw:id="6" svg:x="0.983cm" svg:y="-5.013cm" draw:escape-direction="up"/>
          <draw:glue-point draw:id="7" svg:x="3.104cm" svg:y="-5.013cm" draw:escape-direction="up"/>
          <draw:glue-point draw:id="8" svg:x="-2.653cm" svg:y="5.004cm" draw:escape-direction="down"/>
          <draw:glue-point draw:id="9" svg:x="2.498cm" svg:y="5.004cm" draw:escape-direction="down"/>
          <text:p text:style-name="P1">Phase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27.236cm" svg:y1="9.646cm" svg:x2="27.236cm" svg:y2="7.689cm" draw:start-shape="id14" draw:start-glue-point="0" draw:end-shape="id15" draw:end-glue-point="2" svg:d="M27236 9646v-1957" svg:viewBox="0 0 1 1958">
          <text:p/>
        </draw:connector>
        <draw:connector draw:style-name="gr3" draw:text-style-name="P3" draw:layer="layout" svg:x1="25.998cm" svg:y1="6.546cm" svg:x2="18.732cm" svg:y2="3.917cm" draw:start-shape="id15" draw:start-glue-point="5" draw:end-shape="id5" draw:end-glue-point="1" svg:d="M25998 6546v-2629h-7266" svg:viewBox="0 0 7267 2630">
          <text:p/>
        </draw:connector>
        <draw:connector draw:style-name="gr3" draw:text-style-name="P3" draw:layer="layout" svg:x1="28.536cm" svg:y1="6.546cm" svg:x2="18.732cm" svg:y2="2.217cm" draw:start-shape="id15" draw:start-glue-point="7" draw:end-shape="id4" draw:end-glue-point="1" svg:d="M28536 6546v-4329h-9804" svg:viewBox="0 0 9805 4330">
          <text:p/>
        </draw:connector>
        <draw:custom-shape draw:style-name="gr1" draw:text-style-name="P2" xml:id="id16" draw:id="id16" draw:layer="layout" svg:width="4.191cm" svg:height="1.143cm" svg:x="10.941cm" svg:y="18.246cm">
          <draw:glue-point draw:id="4" svg:x="-1.138cm" svg:y="-5.013cm" draw:escape-direction="up"/>
          <draw:glue-point draw:id="5" svg:x="-2.956cm" svg:y="-5.013cm" draw:escape-direction="up"/>
          <draw:glue-point draw:id="6" svg:x="0.983cm" svg:y="-5.013cm" draw:escape-direction="up"/>
          <draw:glue-point draw:id="7" svg:x="3.104cm" svg:y="-5.013cm" draw:escape-direction="up"/>
          <text:p text:style-name="P1">ArcExecutor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3.036cm" svg:y1="18.246cm" svg:x2="13.036cm" svg:y2="16.389cm" draw:start-shape="id16" draw:start-glue-point="0" draw:end-shape="id9" draw:end-glue-point="2" svg:d="M13036 18246v-1857" svg:viewBox="0 0 1 1858">
          <text:p/>
        </draw:connector>
        <draw:connector draw:style-name="gr3" draw:text-style-name="P3" draw:layer="layout" svg:x1="15.132cm" svg:y1="18.817cm" svg:x2="27.236cm" svg:y2="10.789cm" draw:start-shape="id16" draw:start-glue-point="1" draw:end-shape="id14" draw:end-glue-point="2" svg:d="M15132 18817h12104v-8028" svg:viewBox="0 0 12105 8029">
          <text:p/>
        </draw:connector>
        <draw:custom-shape draw:style-name="gr1" draw:text-style-name="P2" xml:id="id18" draw:id="id18" draw:layer="layout" svg:width="4.191cm" svg:height="1.143cm" svg:x="19.441cm" svg:y="15.246cm">
          <draw:glue-point draw:id="4" svg:x="-1.138cm" svg:y="-5.013cm" draw:escape-direction="up"/>
          <draw:glue-point draw:id="5" svg:x="-2.956cm" svg:y="-5.013cm" draw:escape-direction="up"/>
          <draw:glue-point draw:id="6" svg:x="0.983cm" svg:y="-5.013cm" draw:escape-direction="up"/>
          <draw:glue-point draw:id="7" svg:x="3.104cm" svg:y="-5.013cm" draw:escape-direction="up"/>
          <draw:glue-point draw:id="8" svg:x="-2.429cm" svg:y="5.004cm" draw:escape-direction="down"/>
          <draw:glue-point draw:id="9" svg:x="2.419cm" svg:y="5.004cm" draw:escape-direction="down"/>
          <text:p text:style-name="P1">MeasureManager</text:p>
          <draw:enhanced-geometry svg:viewBox="0 0 21600 21600" draw:type="rectangle" draw:enhanced-path="M 0 0 L 21600 0 21600 21600 0 21600 0 0 Z N"/>
        </draw:custom-shape>
        <draw:custom-shape draw:style-name="gr1" draw:text-style-name="P2" xml:id="id17" draw:id="id17" draw:layer="layout" svg:width="4.191cm" svg:height="1.143cm" svg:x="2.241cm" svg:y="15.246cm">
          <draw:glue-point draw:id="4" svg:x="-1.138cm" svg:y="-5.013cm" draw:escape-direction="up"/>
          <draw:glue-point draw:id="5" svg:x="-2.956cm" svg:y="-5.013cm" draw:escape-direction="up"/>
          <draw:glue-point draw:id="6" svg:x="0.983cm" svg:y="-5.013cm" draw:escape-direction="up"/>
          <draw:glue-point draw:id="7" svg:x="3.104cm" svg:y="-5.013cm" draw:escape-direction="up"/>
          <draw:glue-point draw:id="8" svg:x="-2.574cm" svg:y="5.004cm" draw:escape-direction="down"/>
          <draw:glue-point draw:id="9" svg:x="2.576cm" svg:y="5.004cm" draw:escape-direction="down"/>
          <text:p text:style-name="P1">FindingManager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0.941cm" svg:y1="15.817cm" svg:x2="6.432cm" svg:y2="15.817cm" draw:start-shape="id9" draw:start-glue-point="3" draw:end-shape="id17" draw:end-glue-point="1" svg:d="M10941 15817h-4509" svg:viewBox="0 0 4510 1">
          <text:p/>
        </draw:connector>
        <draw:connector draw:style-name="gr3" draw:text-style-name="P3" draw:layer="layout" svg:x1="15.132cm" svg:y1="15.817cm" svg:x2="19.441cm" svg:y2="15.817cm" draw:start-shape="id9" draw:start-glue-point="1" draw:end-shape="id18" svg:d="M15132 15817h4309" svg:viewBox="0 0 4310 1">
          <text:p/>
        </draw:connector>
        <draw:connector draw:style-name="gr3" draw:text-style-name="P3" draw:layer="layout" svg:x1="5.636cm" svg:y1="15.246cm" svg:x2="9.258cm" svg:y2="10.788cm" draw:start-shape="id17" draw:start-glue-point="7" draw:end-shape="id6" draw:end-glue-point="8" svg:d="M5636 15246v-2229h3622v-2229" svg:viewBox="0 0 3623 4459">
          <text:p/>
        </draw:connector>
        <draw:connector draw:style-name="gr3" draw:text-style-name="P3" draw:layer="layout" svg:x1="20.298cm" svg:y1="15.246cm" svg:x2="16.749cm" svg:y2="10.788cm" draw:start-shape="id18" draw:start-glue-point="5" draw:end-shape="id7" draw:end-glue-point="9" svg:d="M20298 15246v-2229h-3549v-2229" svg:viewBox="0 0 3550 4459">
          <text:p/>
        </draw:connector>
        <draw:connector draw:style-name="gr3" draw:text-style-name="P3" draw:layer="layout" svg:x1="4.336cm" svg:y1="15.246cm" svg:x2="4.336cm" svg:y2="10.789cm" draw:start-shape="id17" draw:start-glue-point="0" draw:end-shape="id11" draw:end-glue-point="2" svg:d="M4336 15246v-4457" svg:viewBox="0 0 1 4458">
          <text:p/>
        </draw:connector>
        <draw:connector draw:style-name="gr3" draw:text-style-name="P3" draw:layer="layout" svg:x1="21.536cm" svg:y1="15.246cm" svg:x2="21.536cm" svg:y2="10.789cm" draw:start-shape="id18" draw:start-glue-point="0" draw:end-shape="id13" draw:end-glue-point="2" svg:d="M21536 15246v-4457" svg:viewBox="0 0 1 4458">
          <text:p/>
        </draw:connector>
        <draw:connector draw:style-name="gr3" draw:text-style-name="P3" draw:layer="layout" draw:line-skew="0.619cm" svg:x1="23.632cm" svg:y1="15.817cm" svg:x2="23.632cm" svg:y2="7.117cm" draw:start-shape="id18" draw:start-glue-point="1" draw:end-shape="id12" draw:end-glue-point="1" svg:d="M23632 15817h1145v-8700h-1145" svg:viewBox="0 0 1146 8701">
          <text:p/>
        </draw:connector>
        <draw:connector draw:style-name="gr3" draw:text-style-name="P3" draw:layer="layout" draw:line-skew="-0.61cm" svg:x1="2.241cm" svg:y1="15.817cm" svg:x2="2.241cm" svg:y2="7.117cm" draw:start-shape="id17" draw:start-glue-point="3" draw:end-shape="id10" draw:end-glue-point="3" svg:d="M2241 15817h-1138v-8700h1138" svg:viewBox="0 0 1139 8701">
          <text:p/>
        </draw:connector>
        <draw:connector draw:style-name="gr3" draw:text-style-name="P3" draw:layer="layout" svg:x1="11.798cm" svg:y1="18.246cm" svg:x2="4.336cm" svg:y2="16.389cm" draw:start-shape="id16" draw:start-glue-point="5" draw:end-shape="id17" draw:end-glue-point="2" svg:d="M11798 18246v-929h-7462v-928" svg:viewBox="0 0 7463 1858">
          <text:p/>
        </draw:connector>
        <draw:connector draw:style-name="gr3" draw:text-style-name="P3" draw:layer="layout" svg:x1="14.336cm" svg:y1="18.246cm" svg:x2="21.536cm" svg:y2="16.389cm" draw:start-shape="id16" draw:start-glue-point="7" draw:end-shape="id18" draw:end-glue-point="2" svg:d="M14336 18246v-929h7200v-928" svg:viewBox="0 0 7201 185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.48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0T12:40:20.307093354</meta:creation-date>
    <dc:date>2018-03-21T00:27:02.653801083</dc:date>
    <meta:editing-duration>PT11H14M10S</meta:editing-duration>
    <meta:editing-cycles>1</meta:editing-cycles>
    <meta:document-statistic meta:object-count="51"/>
    <meta:generator>LibreOffice/5.4.5.1$Linux_X86_64 LibreOffice_project/40m0$Build-1</meta:generator>
  </office:meta>
</office:document-meta>
</file>